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90000001ACD4A38FA19F900CDE.png" manifest:media-type="image/png"/>
  <manifest:file-entry manifest:full-path="Pictures/100088740000A04200003AB394CC45294FFF8D7D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7.624cm, 0cm, 0cm)" draw:image-opacity="100%" style:mirror="non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4.15cm, 0cm, 6.376cm, 33.399cm)" draw:image-opacity="100%" style:mirror="none"/>
    </style:style>
    <style:style style:name="gr3" style:family="graphic" style:parent-style-name="standard">
      <style:graphic-properties svg:stroke-color="#000000" draw:fill="none" draw:textarea-horizontal-align="justify" draw:textarea-vertical-align="middle" draw:auto-grow-height="false" fo:min-height="4.25cm" fo:min-width="7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3.65cm" svg:height="15.728cm" svg:x="1.151cm" svg:y="1.151cm">
          <draw:image xlink:href="Pictures/100088740000A04200003AB394CC45294FFF8D7D.svg" xlink:type="simple" xlink:show="embed" xlink:actuate="onLoad" draw:mime-type="image/svg+xml">
            <text:p/>
          </draw:image>
          <draw:image xlink:href="Pictures/1000000100000490000001ACD4A38FA19F900CDE.png" xlink:type="simple" xlink:show="embed" xlink:actuate="onLoad" draw:mime-type="image/png"/>
        </draw:frame>
        <draw:frame draw:style-name="gr2" draw:text-style-name="P1" draw:layer="layout" svg:width="7.682cm" svg:height="4.709cm" svg:x="25.861cm" svg:y="9.684cm">
          <draw:image xlink:href="Pictures/100088740000A04200003AB394CC45294FFF8D7D.svg" xlink:type="simple" xlink:show="embed" xlink:actuate="onLoad" draw:mime-type="image/svg+xml">
            <text:p/>
          </draw:image>
          <draw:image xlink:href="Pictures/1000000100000490000001ACD4A38FA19F900CDE.png" xlink:type="simple" xlink:show="embed" xlink:actuate="onLoad" draw:mime-type="image/png"/>
        </draw:frame>
        <draw:custom-shape draw:style-name="gr3" draw:text-style-name="P2" draw:layer="layout" svg:width="7.5cm" svg:height="4.5cm" svg:x="25.901cm" svg:y="9.901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151cm" fo:margin-bottom="1.151cm" fo:margin-left="1.151cm" fo:margin-right="1.151cm" fo:page-width="36.03cm" fo:page-height="18.0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3-02-08T20:32:08.267406779</dc:date>
    <meta:editing-duration>PT2M37S</meta:editing-duration>
    <meta:editing-cycles>1</meta:editing-cycles>
    <meta:document-statistic meta:object-count="3"/>
    <meta:generator>LibreOffice/7.3.7.2$Linux_X86_64 LibreOffice_project/30$Build-2</meta:generator>
  </office:meta>
</office:document-meta>
</file>